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 Condensed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 table:style-name="Default" office:value-type="string" calcext:value-type="string">
            <text:p>Block Siz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ideo Size</text:p>
          </table:table-cell>
          <table:table-cell office:value-type="string" calcext:value-type="string">
            <text:p>FP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570x340</text:p>
          </table:table-cell>
          <table:table-cell office:value-type="float" office:value="184.2" calcext:value-type="float">
            <text:p>184.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960x402</text:p>
          </table:table-cell>
          <table:table-cell office:value-type="float" office:value="107.9" calcext:value-type="float">
            <text:p>107.9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280x72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920x1080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70x340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960x402</text:p>
          </table:table-cell>
          <table:table-cell office:value-type="float" office:value="400.2" calcext:value-type="float">
            <text:p>400.2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280x720</text:p>
          </table:table-cell>
          <table:table-cell office:value-type="float" office:value="238.1" calcext:value-type="float">
            <text:p>238.1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920x1080</text:p>
          </table:table-cell>
          <table:table-cell office:value-type="float" office:value="122.9" calcext:value-type="float">
            <text:p>122.9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570x340</text:p>
          </table:table-cell>
          <table:table-cell office:value-type="float" office:value="76.9" calcext:value-type="float">
            <text:p>76.9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960x40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Default"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280x7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920x1080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70x340</text:p>
          </table:table-cell>
          <table:table-cell office:value-type="float" office:value="619.4" calcext:value-type="float">
            <text:p>619.4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960x402</text:p>
          </table:table-cell>
          <table:table-cell office:value-type="float" office:value="378.2" calcext:value-type="float">
            <text:p>378.2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280x720</text:p>
          </table:table-cell>
          <table:table-cell office:value-type="float" office:value="194.5" calcext:value-type="float">
            <text:p>194.5</text:p>
          </table:table-cell>
          <table:table-cell/>
        </table:table-row>
        <table:table-row table:style-name="ro1">
          <table:table-cell table:style-name="Default"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920x1080</text:p>
          </table:table-cell>
          <table:table-cell office:value-type="float" office:value="110.3" calcext:value-type="float">
            <text:p>110.3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570x340</text:p>
          </table:table-cell>
          <table:table-cell office:value-type="float" office:value="43.9" calcext:value-type="float">
            <text:p>43.9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960x402</text:p>
          </table:table-cell>
          <table:table-cell office:value-type="float" office:value="25.3" calcext:value-type="float">
            <text:p>25.3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280x720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920x1080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table:style-name="Default"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70x340</text:p>
          </table:table-cell>
          <table:table-cell office:value-type="float" office:value="512.3" calcext:value-type="float">
            <text:p>512.3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960x402</text:p>
          </table:table-cell>
          <table:table-cell office:value-type="float" office:value="402.6" calcext:value-type="float">
            <text:p>402.6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280x720</text:p>
          </table:table-cell>
          <table:table-cell office:value-type="float" office:value="220.9" calcext:value-type="float">
            <text:p>220.9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920x1080</text:p>
          </table:table-cell>
          <table:table-cell office:value-type="float" office:value="113.8" calcext:value-type="float">
            <text:p>113.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13.683cm" svg:height="9.41cm" svg:x="18.455cm" svg:y="3.765cm">
            <draw:object draw:notify-on-update-of-ranges="Sheet2.E2:Sheet2.F5 Sheet2.G1:Sheet2.G1 Sheet2.G2:Sheet2.G5 Sheet2.H1:Sheet2.H1 Sheet2.H2:Sheet2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Block Size</text:p>
          </table:table-cell>
          <table:table-cell office:value-type="string" calcext:value-type="string">
            <text:p>Video Size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570x340</text:p>
          </table:table-cell>
          <table:table-cell office:value-type="float" office:value="184.2" calcext:value-type="float">
            <text:p>184.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6x16</text:p>
          </table:table-cell>
          <table:table-cell office:value-type="string" calcext:value-type="string">
            <text:p>960x402</text:p>
          </table:table-cell>
          <table:table-cell office:value-type="float" office:value="107.9" calcext:value-type="float">
            <text:p>107.9</text:p>
          </table:table-cell>
          <table:table-cell office:value-type="float" office:value="400.2" calcext:value-type="float">
            <text:p>400.2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6x16</text:p>
          </table:table-cell>
          <table:table-cell office:value-type="string" calcext:value-type="string">
            <text:p>1280x720</text:p>
          </table:table-cell>
          <table:table-cell office:value-type="float" office:value="46" calcext:value-type="float">
            <text:p>46</text:p>
          </table:table-cell>
          <table:table-cell office:value-type="float" office:value="238.1" calcext:value-type="float">
            <text:p>238.1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6x16</text:p>
          </table:table-cell>
          <table:table-cell office:value-type="string" calcext:value-type="string">
            <text:p>1920x1080</text:p>
          </table:table-cell>
          <table:table-cell office:value-type="float" office:value="21.3" calcext:value-type="float">
            <text:p>21.3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Exhaustive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Exhaustive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Exhaustive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Exhaus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70x34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960x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280x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920x1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570x340</text:p>
          </table:table-cell>
          <table:table-cell office:value-type="float" office:value="76.9" calcext:value-type="float">
            <text:p>7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960x40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280x7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920x1080</text:p>
          </table:table-cell>
          <table:table-cell office:value-type="float" office:value="8.3" calcext:value-type="float">
            <text:p>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70x340</text:p>
          </table:table-cell>
          <table:table-cell office:value-type="float" office:value="619.4" calcext:value-type="float">
            <text:p>61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960x402</text:p>
          </table:table-cell>
          <table:table-cell office:value-type="float" office:value="378.2" calcext:value-type="float">
            <text:p>37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280x720</text:p>
          </table:table-cell>
          <table:table-cell office:value-type="float" office:value="194.5" calcext:value-type="float">
            <text:p>194.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920x1080</text:p>
          </table:table-cell>
          <table:table-cell office:value-type="float" office:value="110.3" calcext:value-type="float">
            <text:p>110.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570x340</text:p>
          </table:table-cell>
          <table:table-cell office:value-type="float" office:value="43.9" calcext:value-type="float">
            <text:p>43.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960x402</text:p>
          </table:table-cell>
          <table:table-cell office:value-type="float" office:value="25.3" calcext:value-type="float">
            <text:p>25.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280x720</text:p>
          </table:table-cell>
          <table:table-cell office:value-type="float" office:value="11.6" calcext:value-type="float">
            <text:p>11.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920x1080</text:p>
          </table:table-cell>
          <table:table-cell office:value-type="float" office:value="5.3" calcext:value-type="float">
            <text:p>5.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70x340</text:p>
          </table:table-cell>
          <table:table-cell office:value-type="float" office:value="512.3" calcext:value-type="float">
            <text:p>512.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960x402</text:p>
          </table:table-cell>
          <table:table-cell office:value-type="float" office:value="402.6" calcext:value-type="float">
            <text:p>402.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280x720</text:p>
          </table:table-cell>
          <table:table-cell office:value-type="float" office:value="220.9" calcext:value-type="float">
            <text:p>220.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1920x1080</text:p>
          </table:table-cell>
          <table:table-cell office:value-type="float" office:value="113.8" calcext:value-type="float">
            <text:p>113.8</text:p>
          </table:table-cell>
          <table:table-cell table:style-name="Default"/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13.017cm" svg:height="8.746cm" svg:x="14.748cm" svg:y="2.171cm">
            <draw:object draw:notify-on-update-of-ranges="Sheet3.A5:Sheet3.B5 Sheet3.A6:Sheet3.B20 Sheet3.C5:Sheet3.C5 Sheet3.C6:Sheet3.C20 Sheet3.D5:Sheet3.D5 Sheet3.D6:Sheet3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2"/>
        <table:table-row table:style-name="ro1" table:visibility="filter">
          <table:table-cell table:style-name="Default" office:value-type="string" calcext:value-type="string">
            <text:p>Block Size</text:p>
          </table:table-cell>
          <table:table-cell office:value-type="string" calcext:value-type="string">
            <text:p>Video Size</text:p>
          </table:table-cell>
          <table:table-cell office:value-type="string" calcext:value-type="string">
            <text:p>FPS</text:p>
          </table:table-cell>
          <table:table-cell table:style-name="Default"/>
        </table:table-row>
        <table:table-row table:style-name="ro1" table:visibility="filter"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570x340</text:p>
          </table:table-cell>
          <table:table-cell office:value-type="float" office:value="184.2" calcext:value-type="float">
            <text:p>184.2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string" calcext:value-type="string">
            <text:p>960x402</text:p>
          </table:table-cell>
          <table:table-cell office:value-type="float" office:value="107.9" calcext:value-type="float">
            <text:p>107.9</text:p>
          </table:table-cell>
          <table:table-cell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string" calcext:value-type="string">
            <text:p>1280x72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haustiv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1920x1080</text:p>
          </table:table-cell>
          <table:table-cell office:value-type="float" office:value="21.3" calcext:value-type="float">
            <text:p>21.3</text:p>
          </table:table-cell>
          <table:table-cell table:style-name="ce5" office:value-type="float" office:value="122.9" calcext:value-type="float">
            <text:p>123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string" calcext:value-type="string">
            <text:p>570x340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 table:visibility="filter"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960x402</text:p>
          </table:table-cell>
          <table:table-cell office:value-type="float" office:value="400.2" calcext:value-type="float">
            <text:p>400.2</text:p>
          </table:table-cell>
          <table:table-cell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string" calcext:value-type="string">
            <text:p>1280x720</text:p>
          </table:table-cell>
          <table:table-cell office:value-type="float" office:value="238.1" calcext:value-type="float">
            <text:p>238.1</text:p>
          </table:table-cell>
          <table:table-cell/>
        </table:table-row>
        <table:table-row table:style-name="ro1" table:visibility="filter">
          <table:table-cell office:value-type="string" calcext:value-type="string">
            <text:p>24x24</text:p>
          </table:table-cell>
          <table:table-cell office:value-type="string" calcext:value-type="string">
            <text:p>570x340</text:p>
          </table:table-cell>
          <table:table-cell office:value-type="float" office:value="76.9" calcext:value-type="float">
            <text:p>76.9</text:p>
          </table:table-cell>
          <table:table-cell/>
        </table:table-row>
        <table:table-row table:style-name="ro1" table:visibility="filter">
          <table:table-cell office:value-type="string" calcext:value-type="string">
            <text:p>24x24</text:p>
          </table:table-cell>
          <table:table-cell office:value-type="string" calcext:value-type="string">
            <text:p>960x40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table:style-name="Default" office:value-type="string" calcext:value-type="string">
            <text:p>24x24</text:p>
          </table:table-cell>
          <table:table-cell office:value-type="string" calcext:value-type="string">
            <text:p>1280x7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4x24</text:p>
          </table:table-cell>
          <table:table-cell office:value-type="string" calcext:value-type="string">
            <text:p>1920x1080</text:p>
          </table:table-cell>
          <table:table-cell office:value-type="float" office:value="8.3" calcext:value-type="float">
            <text:p>8.3</text:p>
          </table:table-cell>
          <table:table-cell table:style-name="ce5" office:value-type="float" office:value="110.3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24x24</text:p>
          </table:table-cell>
          <table:table-cell office:value-type="string" calcext:value-type="string">
            <text:p>570x340</text:p>
          </table:table-cell>
          <table:table-cell office:value-type="float" office:value="619.4" calcext:value-type="float">
            <text:p>619.4</text:p>
          </table:table-cell>
          <table:table-cell/>
        </table:table-row>
        <table:table-row table:style-name="ro1" table:visibility="filter">
          <table:table-cell office:value-type="string" calcext:value-type="string">
            <text:p>24x24</text:p>
          </table:table-cell>
          <table:table-cell office:value-type="string" calcext:value-type="string">
            <text:p>960x402</text:p>
          </table:table-cell>
          <table:table-cell office:value-type="float" office:value="378.2" calcext:value-type="float">
            <text:p>378.2</text:p>
          </table:table-cell>
          <table:table-cell/>
        </table:table-row>
        <table:table-row table:style-name="ro1" table:visibility="filter">
          <table:table-cell office:value-type="string" calcext:value-type="string">
            <text:p>24x24</text:p>
          </table:table-cell>
          <table:table-cell office:value-type="string" calcext:value-type="string">
            <text:p>1280x720</text:p>
          </table:table-cell>
          <table:table-cell office:value-type="float" office:value="194.5" calcext:value-type="float">
            <text:p>194.5</text:p>
          </table:table-cell>
          <table:table-cell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string" calcext:value-type="string">
            <text:p>570x340</text:p>
          </table:table-cell>
          <table:table-cell office:value-type="float" office:value="43.9" calcext:value-type="float">
            <text:p>43.9</text:p>
          </table:table-cell>
          <table:table-cell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string" calcext:value-type="string">
            <text:p>960x402</text:p>
          </table:table-cell>
          <table:table-cell office:value-type="float" office:value="25.3" calcext:value-type="float">
            <text:p>25.3</text:p>
          </table:table-cell>
          <table:table-cell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string" calcext:value-type="string">
            <text:p>1280x720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office:value-type="string" calcext:value-type="string">
            <text:p>1920x1080</text:p>
          </table:table-cell>
          <table:table-cell office:value-type="float" office:value="5.3" calcext:value-type="float">
            <text:p>5.3</text:p>
          </table:table-cell>
          <table:table-cell table:style-name="ce5" office:value-type="float" office:value="113.8" calcext:value-type="float">
            <text:p>114</text:p>
          </table:table-cell>
        </table:table-row>
        <table:table-row table:style-name="ro1" table:visibility="filter">
          <table:table-cell table:style-name="Default" office:value-type="string" calcext:value-type="string">
            <text:p>32x32</text:p>
          </table:table-cell>
          <table:table-cell office:value-type="string" calcext:value-type="string">
            <text:p>570x340</text:p>
          </table:table-cell>
          <table:table-cell office:value-type="float" office:value="512.3" calcext:value-type="float">
            <text:p>512.3</text:p>
          </table:table-cell>
          <table:table-cell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string" calcext:value-type="string">
            <text:p>960x402</text:p>
          </table:table-cell>
          <table:table-cell office:value-type="float" office:value="402.6" calcext:value-type="float">
            <text:p>402.6</text:p>
          </table:table-cell>
          <table:table-cell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string" calcext:value-type="string">
            <text:p>1280x720</text:p>
          </table:table-cell>
          <table:table-cell office:value-type="float" office:value="220.9" calcext:value-type="float">
            <text:p>22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13.511cm" svg:height="10.525cm" svg:x="14.097cm" svg:y="0.552cm">
            <draw:object draw:notify-on-update-of-ranges="Sheet4.A1:Sheet4.C1 Sheet4.A2:Sheet4.D5 Sheet4.E1:Sheet4.E1 Sheet4.E2:Sheet4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otal Pixels</text:p>
          </table:table-cell>
          <table:table-cell office:value-type="string" calcext:value-type="string">
            <text:p>Video Size</text:p>
          </table:table-cell>
          <table:table-cell office:value-type="string" calcext:value-type="string">
            <text:p>FP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(200kpix)</text:p>
          </table:table-cell>
          <table:table-cell office:value-type="string" calcext:value-type="string">
            <text:p>570x340</text:p>
          </table:table-cell>
          <table:table-cell table:style-name="ce5"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(400kpix)</text:p>
          </table:table-cell>
          <table:table-cell office:value-type="string" calcext:value-type="string">
            <text:p>960x402</text:p>
          </table:table-cell>
          <table:table-cell table:style-name="ce5" office:value-type="float" office:value="400.2" calcext:value-type="float">
            <text:p>4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x2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(1Mpix)</text:p>
          </table:table-cell>
          <table:table-cell office:value-type="string" calcext:value-type="string">
            <text:p>1280x720</text:p>
          </table:table-cell>
          <table:table-cell table:style-name="ce5" office:value-type="float" office:value="194.5" calcext:value-type="float">
            <text:p>1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2x32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(2Mpix)</text:p>
          </table:table-cell>
          <table:table-cell office:value-type="string" calcext:value-type="string">
            <text:p>1920x1080</text:p>
          </table:table-cell>
          <table:table-cell table:style-name="ce5" office:value-type="float" office:value="113.8" calcext:value-type="float">
            <text:p>114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/>
        </table:table-row>
        <table:table-row table:style-name="ro1" table:visibility="filter">
          <table:table-cell table:style-name="ce1"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570x340</text:p>
          </table:table-cell>
          <table:table-cell office:value-type="float" office:value="43.9" calcext:value-type="float">
            <text:p>43.9</text:p>
          </table:table-cell>
          <table:table-cell table:number-columns-repeated="5"/>
        </table:table-row>
        <table:table-row table:style-name="ro1" table:visibility="filter">
          <table:table-cell table:style-name="ce1"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960x402</text:p>
          </table:table-cell>
          <table:table-cell office:value-type="float" office:value="25.3" calcext:value-type="float">
            <text:p>25.3</text:p>
          </table:table-cell>
          <table:table-cell table:number-columns-repeated="5"/>
        </table:table-row>
        <table:table-row table:style-name="ro1" table:visibility="filter">
          <table:table-cell table:style-name="ce1"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280x720</text:p>
          </table:table-cell>
          <table:table-cell office:value-type="float" office:value="11.6" calcext:value-type="float">
            <text:p>11.6</text:p>
          </table:table-cell>
          <table:table-cell table:number-columns-repeated="5"/>
        </table:table-row>
        <table:table-row table:style-name="ro1" table:visibility="filter">
          <table:table-cell table:style-name="ce1" office:value-type="string" calcext:value-type="string">
            <text:p>32x32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1920x1080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7"/>
          <table:table-cell table:style-name="ce1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8"/>
          <table:table-cell table:style-name="ce1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 Pixel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(200kP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5920" calcext:value-type="float">
            <text:p>3859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21600" calcext:value-type="float">
            <text:p>9216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73600" calcext:value-type="float">
            <text:p>20736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2" table:target-range-address="Sheet3.A1:Sheet3.C23" table:display-filter-buttons="true" table:contains-header="false">
          <table:filter>
            <table:filter-and>
              <table:filter-condition table:field-number="2" table:value="1920x1080" table:operator="="/>
            </table:filter-and>
          </table:filter>
        </table:database-range>
        <table:database-range table:name="__Anonymous_Sheet_DB__3" table:target-range-address="Sheet4.A1:Sheet4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20:16:55.928066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8T17:30:46.955723752</meta:creation-date>
    <meta:generator>LibreOffice/6.3.4.2.0$Linux_X86_64 LibreOffice_project/30$Build-2</meta:generator>
    <dc:date>2020-01-18T22:22:28.238215099</dc:date>
    <meta:editing-duration>PT2H20M50S</meta:editing-duration>
    <meta:editing-cycles>8</meta:editing-cycles>
    <meta:document-statistic meta:table-count="4" meta:cell-count="317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4cm" svg:height="9.411cm" xlink:href=".." xlink:type="simple" chart:class="chart:bar" chart:style-name="ch1">
        <chart:title svg:x="3.002cm" svg:y="0.324cm" chart:style-name="ch2">
          <text:p>Motion Estimation and Rendering FPS</text:p>
        </chart:title>
        <chart:subtitle svg:x="4.708cm" svg:y="1.291cm" chart:style-name="ch3">
          <text:p>by block search method</text:p>
        </chart:subtitle>
        <chart:legend chart:legend-position="end" svg:x="11.209cm" svg:y="4.157cm" style:legend-expansion="high" chart:style-name="ch4"/>
        <chart:plot-area chart:style-name="ch5" table:cell-range-address="Sheet2.E1:Sheet2.H5" chart:data-source-has-labels="both" svg:x="1.284cm" svg:y="2.162cm" svg:width="9.652cm" svg:height="7.061cm">
          <chartooo:coordinate-region svg:x="2.091cm" svg:y="2.361cm" svg:width="8.845cm" svg:height="5.817cm"/>
          <chart:axis chart:dimension="x" chart:name="primary-x" chart:style-name="ch6" chartooo:axis-type="auto">
            <chartooo:date-scale/>
            <chart:categories table:cell-range-address="Sheet2.E2:Sheet2.F5"/>
          </chart:axis>
          <chart:axis chart:dimension="y" chart:name="primary-y" chart:style-name="ch7">
            <chart:title svg:x="0.451cm" svg:y="6.054cm" chart:style-name="ch8">
              <text:p>FPS</text:p>
            </chart:title>
            <chart:grid chart:style-name="ch9" chart:class="major"/>
          </chart:axis>
          <chart:series chart:style-name="ch10" chart:values-cell-range-address="Sheet2.G2:Sheet2.G5" chart:label-cell-address="Sheet2.G1:Sheet2.G1" chart:class="chart:bar">
            <chart:data-point chart:repeated="4"/>
          </chart:series>
          <chart:series chart:style-name="ch11" chart:values-cell-range-address="Sheet2.H2:Sheet2.H5" chart:label-cell-address="Sheet2.H1:Sheet2.H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Sheet2.G1:Sheet2.G1</svg:desc>
                </draw:g>
              </table:table-cell>
              <table:table-cell office:value-type="string">
                <text:p>Diamond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x16 570x340</text:p>
                <text:list>
                  <text:list-item>
                    <text:p>16x16</text:p>
                  </text:list-item>
                  <text:list-item>
                    <text:p>570x340</text:p>
                  </text:list-item>
                </text:list>
                <draw:g>
                  <svg:desc>Sheet2.E2:Sheet2.F5</svg:desc>
                </draw:g>
              </table:table-cell>
              <table:table-cell office:value-type="float" office:value="184.2">
                <text:p>184.2</text:p>
                <draw:g>
                  <svg:desc>Sheet2.G2:Sheet2.G5</svg:desc>
                </draw:g>
              </table:table-cell>
              <table:table-cell office:value-type="float" office:value="602">
                <text:p>602</text:p>
                <draw:g>
                  <svg:desc>Sheet2.H2:Sheet2.H5</svg:desc>
                </draw:g>
              </table:table-cell>
            </table:table-row>
            <table:table-row>
              <table:table-cell office:value-type="string">
                <text:p>16x16 960x402</text:p>
                <text:list>
                  <text:list-item>
                    <text:p>16x16</text:p>
                  </text:list-item>
                  <text:list-item>
                    <text:p>960x402</text:p>
                  </text:list-item>
                </text:list>
              </table:table-cell>
              <table:table-cell office:value-type="float" office:value="107.9">
                <text:p>107.9</text:p>
              </table:table-cell>
              <table:table-cell office:value-type="float" office:value="400.2">
                <text:p>400.2</text:p>
              </table:table-cell>
            </table:table-row>
            <table:table-row>
              <table:table-cell office:value-type="string">
                <text:p>16x16 1280x720</text:p>
                <text:list>
                  <text:list-item>
                    <text:p>16x16</text:p>
                  </text:list-item>
                  <text:list-item>
                    <text:p>1280x720</text:p>
                  </text:list-item>
                </text:list>
              </table:table-cell>
              <table:table-cell office:value-type="float" office:value="46">
                <text:p>46</text:p>
              </table:table-cell>
              <table:table-cell office:value-type="float" office:value="238.1">
                <text:p>238.1</text:p>
              </table:table-cell>
            </table:table-row>
            <table:table-row>
              <table:table-cell office:value-type="string">
                <text:p>16x16 1920x1080</text:p>
                <text:list>
                  <text:list-item>
                    <text:p>16x16</text:p>
                  </text:list-item>
                  <text:list-item>
                    <text:p>1920x1080</text:p>
                  </text:list-item>
                </text:list>
              </table:table-cell>
              <table:table-cell office:value-type="float" office:value="21.3">
                <text:p>21.3</text:p>
              </table:table-cell>
              <table:table-cell office:value-type="float" office:value="122.9">
                <text:p>12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18cm" svg:height="8.747cm" xlink:href=".." xlink:type="simple" chart:class="chart:bar" chart:style-name="ch1">
        <chart:title svg:x="2.669cm" svg:y="0.31cm" chart:style-name="ch2">
          <text:p>Motion Estimation and Rendering FPS</text:p>
        </chart:title>
        <chart:subtitle svg:x="5.301cm" svg:y="1.263cm" chart:style-name="ch3">
          <text:p>by block size</text:p>
        </chart:subtitle>
        <chart:legend chart:legend-position="end" svg:x="10.543cm" svg:y="3.825cm" style:legend-expansion="high" chart:style-name="ch4"/>
        <chart:plot-area chart:style-name="ch5" table:cell-range-address="Sheet3.A5:Sheet3.D20" chart:data-source-has-labels="both" svg:x="1.271cm" svg:y="2.12cm" svg:width="9.012cm" svg:height="6.453cm">
          <chartooo:coordinate-region svg:x="2.078cm" svg:y="2.319cm" svg:width="8.205cm" svg:height="5.209cm"/>
          <chart:axis chart:dimension="x" chart:name="primary-x" chart:style-name="ch6" chartooo:axis-type="auto">
            <chartooo:date-scale/>
            <chart:categories table:cell-range-address="Sheet3.A6:Sheet3.B20"/>
          </chart:axis>
          <chart:axis chart:dimension="y" chart:name="primary-y" chart:style-name="ch7">
            <chart:title svg:x="0.451cm" svg:y="5.708cm" chart:style-name="ch8">
              <text:p>FPS</text:p>
            </chart:title>
            <chart:grid chart:style-name="ch9" chart:class="major"/>
          </chart:axis>
          <chart:series chart:style-name="ch10" chart:values-cell-range-address="Sheet3.C6:Sheet3.C20" chart:label-cell-address="Sheet3.C5:Sheet3.C5" chart:class="chart:bar">
            <chart:data-point chart:repeated="3"/>
          </chart:series>
          <chart:series chart:style-name="ch11" chart:values-cell-range-address="Sheet3.D6:Sheet3.D20" chart:label-cell-address="Sheet3.D5:Sheet3.D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Sheet3.C5:Sheet3.C5</svg:desc>
                </draw:g>
              </table:table-cell>
              <table:table-cell office:value-type="string">
                <text:p>Diamond</text:p>
                <draw:g>
                  <svg:desc>Sheet3.D5:Sheet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x16 1920x1080</text:p>
                <text:list>
                  <text:list-item>
                    <text:p>16x16</text:p>
                  </text:list-item>
                  <text:list-item>
                    <text:p>1920x1080</text:p>
                  </text:list-item>
                </text:list>
                <draw:g>
                  <svg:desc>Sheet3.A6:Sheet3.B20</svg:desc>
                </draw:g>
              </table:table-cell>
              <table:table-cell office:value-type="float" office:value="21.3">
                <text:p>21.3</text:p>
                <draw:g>
                  <svg:desc>Sheet3.C6:Sheet3.C20</svg:desc>
                </draw:g>
              </table:table-cell>
              <table:table-cell office:value-type="float" office:value="122.9">
                <text:p>122.9</text:p>
                <draw:g>
                  <svg:desc>Sheet3.D6:Sheet3.D20</svg:desc>
                </draw:g>
              </table:table-cell>
            </table:table-row>
            <table:table-row>
              <table:table-cell office:value-type="string">
                <text:p>24x24 1920x1080</text:p>
                <text:list>
                  <text:list-item>
                    <text:p>24x24</text:p>
                  </text:list-item>
                  <text:list-item>
                    <text:p>1920x1080</text:p>
                  </text:list-item>
                </text:list>
              </table:table-cell>
              <table:table-cell office:value-type="float" office:value="8.3">
                <text:p>8.3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32x32 1920x1080</text:p>
                <text:list>
                  <text:list-item>
                    <text:p>32x32</text:p>
                  </text:list-item>
                  <text:list-item>
                    <text:p>1920x1080</text:p>
                  </text:list-item>
                </text:list>
              </table:table-cell>
              <table:table-cell office:value-type="float" office:value="5.3">
                <text:p>5.3</text:p>
              </table:table-cell>
              <table:table-cell office:value-type="float" office:value="113.8">
                <text:p>11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2cm" svg:height="10.526cm" xlink:href=".." xlink:type="simple" chart:class="chart:bar" chart:style-name="ch1">
        <chart:title svg:x="2.916cm" svg:y="0.346cm" chart:style-name="ch2">
          <text:p>Motion Estimation and Rendering FPS</text:p>
        </chart:title>
        <chart:subtitle svg:x="5.495cm" svg:y="1.335cm" chart:style-name="ch3">
          <text:p>by Video Size</text:p>
        </chart:subtitle>
        <chart:plot-area chart:style-name="ch4" table:cell-range-address="Sheet4.A1:Sheet4.C1 Sheet4.A2:Sheet4.E5 Sheet4.E1:Sheet4.E1" chart:data-source-has-labels="both" svg:x="1.281cm" svg:y="2.228cm" svg:width="11.961cm" svg:height="8.088cm">
          <chartooo:coordinate-region svg:x="2.088cm" svg:y="2.427cm" svg:width="11.154cm" svg:height="6.048cm"/>
          <chart:axis chart:dimension="x" chart:name="primary-x" chart:style-name="ch5" chartooo:axis-type="auto">
            <chartooo:date-scale/>
            <chart:categories table:cell-range-address="Sheet4.A2:Sheet4.D5"/>
          </chart:axis>
          <chart:axis chart:dimension="y" chart:name="primary-y" chart:style-name="ch6">
            <chart:title svg:x="0.451cm" svg:y="6.634cm" chart:style-name="ch7">
              <text:p>FP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4.E2:Sheet4.E5" chart:label-cell-address="Sheet4.E1:Sheet4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S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x16 Diamond (200kpix) 570x340</text:p>
                <text:list>
                  <text:list-item>
                    <text:p>16x16</text:p>
                  </text:list-item>
                  <text:list-item>
                    <text:p>Diamond</text:p>
                  </text:list-item>
                  <text:list-item>
                    <text:p>(200kpix)</text:p>
                  </text:list-item>
                  <text:list-item>
                    <text:p>570x340</text:p>
                  </text:list-item>
                </text:list>
                <draw:g>
                  <svg:desc>Sheet4.A2:Sheet4.D5</svg:desc>
                </draw:g>
              </table:table-cell>
              <table:table-cell office:value-type="float" office:value="602">
                <text:p>602</text:p>
                <draw:g>
                  <svg:desc>Sheet4.E2:Sheet4.E5</svg:desc>
                </draw:g>
              </table:table-cell>
            </table:table-row>
            <table:table-row>
              <table:table-cell office:value-type="string">
                <text:p>16x16 Diamond (400kpix) 960x402</text:p>
                <text:list>
                  <text:list-item>
                    <text:p>16x16</text:p>
                  </text:list-item>
                  <text:list-item>
                    <text:p>Diamond</text:p>
                  </text:list-item>
                  <text:list-item>
                    <text:p>(400kpix)</text:p>
                  </text:list-item>
                  <text:list-item>
                    <text:p>960x402</text:p>
                  </text:list-item>
                </text:list>
              </table:table-cell>
              <table:table-cell office:value-type="float" office:value="400.2">
                <text:p>400.2</text:p>
              </table:table-cell>
            </table:table-row>
            <table:table-row>
              <table:table-cell office:value-type="string">
                <text:p>24x24 Diamond (1Mpix) 1280x720</text:p>
                <text:list>
                  <text:list-item>
                    <text:p>24x24</text:p>
                  </text:list-item>
                  <text:list-item>
                    <text:p>Diamond</text:p>
                  </text:list-item>
                  <text:list-item>
                    <text:p>(1Mpix)</text:p>
                  </text:list-item>
                  <text:list-item>
                    <text:p>1280x720</text:p>
                  </text:list-item>
                </text:list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32x32 Diamond (2Mpix) 1920x1080</text:p>
                <text:list>
                  <text:list-item>
                    <text:p>32x32</text:p>
                  </text:list-item>
                  <text:list-item>
                    <text:p>Diamond</text:p>
                  </text:list-item>
                  <text:list-item>
                    <text:p>(2Mpix)</text:p>
                  </text:list-item>
                  <text:list-item>
                    <text:p>1920x1080</text:p>
                  </text:list-item>
                </text:list>
              </table:table-cell>
              <table:table-cell office:value-type="float" office:value="113.8">
                <text:p>113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